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b751"/>
    </style:style>
    <style:style style:name="P2" style:family="paragraph" style:parent-style-name="Standard">
      <style:text-properties officeooo:paragraph-rsid="001eb751"/>
    </style:style>
    <style:style style:name="P3" style:family="paragraph" style:parent-style-name="Standard">
      <style:text-properties officeooo:rsid="00236ac3" officeooo:paragraph-rsid="00236ac3"/>
    </style:style>
    <style:style style:name="P4" style:family="paragraph" style:parent-style-name="Standard">
      <style:text-properties officeooo:paragraph-rsid="001eb751" fo:background-color="#ffff00"/>
    </style:style>
    <style:style style:name="P5" style:family="paragraph" style:parent-style-name="Standard">
      <style:text-properties officeooo:rsid="00238eb4" officeooo:paragraph-rsid="00238eb4"/>
    </style:style>
    <style:style style:name="P6" style:family="paragraph" style:parent-style-name="Standard">
      <style:text-properties officeooo:rsid="00243b9f" officeooo:paragraph-rsid="00243b9f"/>
    </style:style>
    <style:style style:name="P7" style:family="paragraph" style:parent-style-name="Standard">
      <style:text-properties officeooo:rsid="00250690" officeooo:paragraph-rsid="00250690"/>
    </style:style>
    <style:style style:name="P8" style:family="paragraph" style:parent-style-name="Standard">
      <style:text-properties officeooo:rsid="0026bd77" officeooo:paragraph-rsid="0026bd7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¿Cuál es la normativa principal para la gestión de la seguridad y salud ocupacional en un taller de microinformática?</text:p>
      <text:p text:style-name="P1">a) ISO 9001</text:p>
      <text:p text:style-name="P1">b) ISO 14001</text:p>
      <text:p text:style-name="P4">c) OHSAS 18001</text:p>
      <text:p text:style-name="P1">d) Normativa EN 61010</text:p>
      <text:p text:style-name="P3">fuente : <text:a xlink:type="simple" xlink:href="https://www.bsigroup.com/es-ES/Seguridad-y-Salud-en-el-Trabajo-OHSAS-18001/" text:style-name="Internet_20_link" text:visited-style-name="Visited_20_Internet_20_Link">https://www.bsigroup.com/es-ES/Seguridad-y-Salud-en-el-Trabajo-OHSAS-18001/</text:a></text:p>
      <text:p text:style-name="P3"/>
      <text:p text:style-name="P1"/>
      <text:p text:style-name="P1"/>
      <text:p text:style-name="P1"/>
      <text:p text:style-name="P1">¿Qué función realiza un botón lateral en un ratón <text:span text:style-name="T1">gaming</text:span>?</text:p>
      <text:p text:style-name="P4">a) Desplazamiento del cursor</text:p>
      <text:p text:style-name="P1">b) Hacer clic derecho</text:p>
      <text:p text:style-name="P1">c) Acciones programables para juegos</text:p>
      <text:p text:style-name="P1">d) Apagado del ratón</text:p>
      <text:p text:style-name="P5">fuente: <text:a xlink:type="simple" xlink:href="https://www.profesionalreview.com/2019/05/12/como-configurar-un-raton/" text:style-name="Internet_20_link" text:visited-style-name="Visited_20_Internet_20_Link">https://www.profesionalreview.com/2019/05/12/como-configurar-un-raton/</text:a></text:p>
      <text:p text:style-name="P5"/>
      <text:p text:style-name="P1"/>
      <text:p text:style-name="P1">¿Cuál es una ventaja de un ratón con cable sobre uno inalámbrico?</text:p>
      <text:p text:style-name="P1">a) Mayor movilidad</text:p>
      <text:p text:style-name="P1">b) Menor interferencia electromagnética</text:p>
      <text:p text:style-name="P4">c) Necesidad de pilas o batería</text:p>
      <text:p text:style-name="P1">d) Menor costo</text:p>
      <text:p text:style-name="P6">fuente : <text:a xlink:type="simple" xlink:href="https://www.google.com/search?q=%0D%0A¿Cuál+es+una+ventaja+de+un+ratón+con+cable+sobre+uno+inalámbrico%3F&amp;sca_esv=729edc120b86c4d9&amp;rlz=1C1UEAD_esES1087ES1087&amp;sxsrf=ACQVn09ELvL_tM7BEr9VrfEuFkvFI-vWCw%3A1706603863917&amp;ei=V7W4ZcjDN8qB9u8P_aaY0Aw&amp;ved=0ahUKEwiIy9Lo2oSEAxXKgP0HHX0TBsoQ4dUDCBA&amp;uact=5&amp;oq=%0D%0A¿Cuál+es+una+ventaja+de+un+ratón+con+cable+sobre+uno+inalámbrico%3F&amp;gs_lp=Egxnd3Mtd2l6LXNlcnAiRgrCv0N1w6FsIGVzIHVuYSB2ZW50YWphIGRlIHVuIHJhdMOzbiBjb24gY2FibGUgc29icmUgdW5vIGluYWzDoW1icmljbz9IAFAAWABwAHgAkAEAmAEAoAEAqgEAuAEDyAEA-AEC-AEB4gMEGAAgQQ&amp;sclient=gws-wiz-serp" text:style-name="Internet_20_link" text:visited-style-name="Visited_20_Internet_20_Link">https://www.google.com/search?q=%0D%0A%C2%BFCu%C3%A1l+es+una+ventaja+de+un+rat%C3%B3n+con+cable+sobre+uno+inal%C3%A1mbrico%3F&amp;sca_esv=729edc120b86c4d9&amp;rlz=1C1UEAD_esES1087ES1087&amp;sxsrf=ACQVn09ELvL_tM7BEr9VrfEuFkvFI-vWCw%3A1706603863917&amp;ei=V7W4ZcjDN8qB9u8P_aaY0Aw&amp;ved=0ahUKEwiIy9Lo2oSEAxXKgP0HHX0TBsoQ4dUDCBA&amp;uact=5&amp;oq=%0D%0A%C2%BFCu%C3%A1l+es+una+ventaja+de+un+rat%C3%B3n+con+cable+sobre+uno+inal%C3%A1mbrico%3F&amp;gs_lp=Egxnd3Mtd2l6LXNlcnAiRgrCv0N1w6FsIGVzIHVuYSB2ZW50YWphIGRlIHVuIHJhdMOzbiBjb24gY2FibGUgc29icmUgdW5vIGluYWzDoW1icmljbz9IAFAAWABwAHgAkAEAmAEAoAEAqgEAuAEDyAEA-AEC-AEB4gMEGAAgQQ&amp;sclient=gws-wiz-serp</text:a></text:p>
      <text:p text:style-name="P6"/>
      <text:p text:style-name="P1"/>
      <text:p text:style-name="P1">¿Qué característica es típica en un ratón con sensor láser?</text:p>
      <text:p text:style-name="P1">a) Menor precisión en superficies brillantes</text:p>
      <text:p text:style-name="P4">b) Mayor sensibilidad y precisión</text:p>
      <text:p text:style-name="P1">c) Necesita una alfombrilla especial</text:p>
      <text:p text:style-name="P1">d) Batería recargable</text:p>
      <text:p text:style-name="P7">fuente: <text:a xlink:type="simple" xlink:href="https://www.eltiempo.com/tecnosfera/novedades-tecnologia/que-diferencia-hay-entre-un-mouse-optico-y-uno-comun-764595#:~:text=Una%20de%20las%20principales%20diferencias%20que%20existe%20entre%20los%20ratones,superior%20a%20la%20del%20óptico" text:style-name="Internet_20_link" text:visited-style-name="Visited_20_Internet_20_Link">https://www.eltiempo.com/tecnosfera/novedades-tecnologia/que-diferencia-hay-entre-un-mouse-optico-y-uno-comun-764595#:~:text=Una%20de%20las%20principales%20diferencias%20que%20existe%20entre%20los%20ratones,superior%20a%20la%20del%20%C3%B3ptico</text:a>.</text:p>
      <text:p text:style-name="P7"/>
      <text:p text:style-name="P1"/>
      <text:p text:style-name="P1">¿Cuál es la función principal de un ratón con botones programables?</text:p>
      <text:p text:style-name="P1">a) Desplazamiento del cursor</text:p>
      <text:p text:style-name="P4">b) Acciones personalizadas según el usuario</text:p>
      <text:p text:style-name="P1">c) Encendido y apagado del ratón</text:p>
      <text:p text:style-name="P1">d) Ajuste de la sensibilidad del puntero</text:p>
      <text:p text:style-name="P8"><text:soft-page-break/>fuente: <text:a xlink:type="simple" xlink:href="https://rymportatiles.com.pe/blogs/blog/ventajas-de-un-mouse-gamer#:~:text=Botones%20programables,-Una%20característica%20destacada&amp;text=Estos%20botones%20te%20permiten%20asignar,acciones%20específicas%20según%20tus%20necesidades" text:style-name="Internet_20_link" text:visited-style-name="Visited_20_Internet_20_Link">https://rymportatiles.com.pe/blogs/blog/ventajas-de-un-mouse-gamer#:~:text=Botones%20programables,-Una%20caracter%C3%ADstica%20destacada&amp;text=Estos%20botones%20te%20permiten%20asignar,acciones%20espec%C3%ADficas%20seg%C3%BAn%20tus%20necesidades</text:a>.</text:p>
      <text:p text:style-name="P8"/>
      <text:p text:style-name="P1"/>
      <text:p text:style-name="P1"/>
      <text:p text:style-name="P1"/>
      <text:p text:style-name="P1">¿Qué característica es esencial en un ratón para diseño gráfico?</text:p>
      <text:p text:style-name="P4">a) Sensor de baja sensibilidad</text:p>
      <text:p text:style-name="P1">b) Rueda de desplazamiento</text:p>
      <text:p text:style-name="P1">c) Sensor óptico</text:p>
      <text:p text:style-name="P1">d) Alta resolución DPI</text:p>
      <text:p text:style-name="P1"/>
      <text:p text:style-name="P1"/>
      <text:p text:style-name="P1">¿Cuál de las siguientes opciones describe mejor un ratón vertical?</text:p>
      <text:p text:style-name="P1">a) Diseño plano sin curvaturas</text:p>
      <text:p text:style-name="P4">b) Diseño curvado para reducir la tensión</text:p>
      <text:p text:style-name="P1">c) Sin botones adicionales</text:p>
      <text:p text:style-name="P1">d) Cable retráctil</text:p>
      <text:p text:style-name="P1"/>
      <text:p text:style-name="P1"/>
      <text:p text:style-name="P1">¿Qué función realiza un botón DPI en un ratón gaming?</text:p>
      <text:p text:style-name="P4">a) Ajusta la sensibilidad del puntero</text:p>
      <text:p text:style-name="P1">b) Encendido y apagado del ratón</text:p>
      <text:p text:style-name="P1">c) Desplazamiento del cursor</text:p>
      <text:p text:style-name="P1">d) Cambia el color de la iluminación LED</text:p>
      <text:p text:style-name="P1"/>
      <text:p text:style-name="P1"/>
      <text:p text:style-name="P1">¿Cuál es una ventaja de un ratón con retro-iluminación LED?</text:p>
      <text:p text:style-name="P1">a) Mayor duración de la batería</text:p>
      <text:p text:style-name="P4">b) Facilita la visibilidad en entornos oscuros</text:p>
      <text:p text:style-name="P1">c) Menor costo</text:p>
      <text:p text:style-name="P1">d) Sin cables</text:p>
      <text:p text:style-name="P1"/>
      <text:p text:style-name="P1"/>
      <text:p text:style-name="P1">¿Qué característica es común en un ratón con tecnología Bluetooth?</text:p>
      <text:p text:style-name="P1">a) Cable retráctil</text:p>
      <text:p text:style-name="P1">b) Sin botones adicionales</text:p>
      <text:p text:style-name="P4">c) Conexión inalámbrica</text:p>
      <text:p text:style-name="P1">d) Necesita una alfombrilla especial</text:p>
      <text:p text:style-name="P1"/>
      <text:p text:style-name="P1"/>
      <text:p text:style-name="P1">¿Cuál de las siguientes opciones describe mejor un ratón trackball?</text:p>
      <text:p text:style-name="P4">a) Sensor de alta sensibilidad</text:p>
      <text:p text:style-name="P1">b) Bola que se gira para controlar el cursor</text:p>
      <text:p text:style-name="P1">c) Botones laterales programables</text:p>
      <text:p text:style-name="P1">d) Diseño plano</text:p>
      <text:p text:style-name="P1"/>
      <text:p text:style-name="P1"/>
      <text:p text:style-name="P1"/>
      <text:p text:style-name="P1"/>
      <text:p text:style-name="P1"><text:soft-page-break/>¿Qué función realiza un botón de avance en un ratón con botones adicionales?</text:p>
      <text:p text:style-name="P1">a) Desplazamiento del cursor hacia atrás</text:p>
      <text:p text:style-name="P1">b) Encendido y apagado del ratón</text:p>
      <text:p text:style-name="P1">c) Acciones programables para juegos</text:p>
      <text:p text:style-name="P4">d) Desplazamiento del cursor hacia adelante</text:p>
      <text:p text:style-name="P1"/>
      <text:p text:style-name="P1"/>
      <text:p text:style-name="P1">¿Cuál es la función de un ratón con sensor óptico?</text:p>
      <text:p text:style-name="P1">a) Bola para detectar movimientos</text:p>
      <text:p text:style-name="P1">b) Mayor precisión en superficies brillantes</text:p>
      <text:p text:style-name="P4">c) Utiliza luz LED para detectar movimientos</text:p>
      <text:p text:style-name="P1">d) Mayor sensibilidad y precisión</text:p>
      <text:p text:style-name="P1"/>
      <text:p text:style-name="P1"/>
      <text:p text:style-name="P1">¿Qué característica es típica en un ratón para ambidiestros?</text:p>
      <text:p text:style-name="P1">a) Diseño curvado para reducir la tensión</text:p>
      <text:p text:style-name="P1">b) Sin botones adicionales</text:p>
      <text:p text:style-name="P4">c) Diseño simétrico para uso con ambas manos</text:p>
      <text:p text:style-name="P1">d) Cable retráctil</text:p>
      <text:p text:style-name="P1"/>
      <text:p text:style-name="P1"/>
      <text:p text:style-name="P1"/>
      <text:p text:style-name="P1"/>
      <text:p text:style-name="P1"/>
      <text:p text:style-name="P1">¿Cuál es la función de un botón de clic silencioso en un ratón?</text:p>
      <text:p text:style-name="P1">a) Mayor sensibilidad del puntero</text:p>
      <text:p text:style-name="P4">b) Menos ruido al hacer clic</text:p>
      <text:p text:style-name="P1">c) Desplazamiento del cursor</text:p>
      <text:p text:style-name="P1">d) Ajuste de la resolución DPI</text:p>
      <text:p text:style-name="P1"/>
      <text:p text:style-name="P1"/>
      <text:p text:style-name="P1">¿Cuál es una ventaja de un ratón con botones laterales?</text:p>
      <text:p text:style-name="P1">a) Menor costo</text:p>
      <text:p text:style-name="P1">b) Mayor duración de la batería</text:p>
      <text:p text:style-name="P4">c) Acceso rápido a funciones adicionales</text:p>
      <text:p text:style-name="P1">d) Diseño ergonómico</text:p>
      <text:p text:style-name="P1"/>
      <text:p text:style-name="P1"/>
      <text:p text:style-name="P1">¿Qué función realiza un botón de retroceso en un ratón con botones adicionales?</text:p>
      <text:p text:style-name="P1">a) Desplazamiento del cursor hacia adelante</text:p>
      <text:p text:style-name="P1">b) Encendido y apagado del ratón</text:p>
      <text:p text:style-name="P1">c) Acciones programables para juegos</text:p>
      <text:p text:style-name="P4">d) Desplazamiento del cursor hacia atrás</text:p>
      <text:p text:style-name="P1"/>
      <text:p text:style-name="P1"/>
      <text:p text:style-name="P1">¿Cuál es la principal ventaja de un ratón con aceleración ajustable?</text:p>
      <text:p text:style-name="P1">a) Mayor duración de la batería</text:p>
      <text:p text:style-name="P4">b) Ajuste de la velocidad del puntero según el movimiento</text:p>
      <text:p text:style-name="P1">c) Mayor precisión en superficies brillantes</text:p>
      <text:p text:style-name="P1">d) Sin cabl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9T17:02:51.457527774</meta:creation-date>
    <dc:date>2024-01-30T10:12:11.292000000</dc:date>
    <meta:editing-duration>PT55M32S</meta:editing-duration>
    <meta:editing-cycles>21</meta:editing-cycles>
    <meta:generator>LibreOffice/7.6.3.2$Windows_X86_64 LibreOffice_project/29d686fea9f6705b262d369fede658f824154cc0</meta:generator>
    <meta:document-statistic meta:table-count="0" meta:image-count="0" meta:object-count="0" meta:page-count="3" meta:paragraph-count="95" meta:word-count="570" meta:character-count="4647" meta:non-whitespace-character-count="4172"/>
  </office:meta>
</office:document-meta>
</file>